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6ebe8" officeooo:paragraph-rsid="0006ebe8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officeooo:rsid="0006ebe8" officeooo:paragraph-rsid="0006ebe8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06ebe8" officeooo:paragraph-rsid="00234b19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bold" officeooo:rsid="000ba24f" officeooo:paragraph-rsid="0006ebe8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bold" officeooo:rsid="000ba24f" officeooo:paragraph-rsid="000ba24f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bold" officeooo:rsid="003343f0" officeooo:paragraph-rsid="003343f0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06ebe8" officeooo:paragraph-rsid="00234b19" style:font-weight-asian="normal" style:font-weight-complex="normal"/>
    </style:style>
    <style:style style:name="T1" style:family="text">
      <style:text-properties officeooo:rsid="0008dba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ba24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ba24f" style:font-weight-asian="bold" style:font-weight-complex="bold"/>
    </style:style>
    <style:style style:name="T6" style:family="text">
      <style:text-properties officeooo:rsid="0014524e"/>
    </style:style>
    <style:style style:name="T7" style:family="text">
      <style:text-properties officeooo:rsid="001a1b26"/>
    </style:style>
    <style:style style:name="T8" style:family="text">
      <style:text-properties officeooo:rsid="00234b19"/>
    </style:style>
    <style:style style:name="T9" style:family="text">
      <style:text-properties officeooo:rsid="0027a7d9"/>
    </style:style>
    <style:style style:name="T10" style:family="text">
      <style:text-properties officeooo:rsid="002c54e3"/>
    </style:style>
    <style:style style:name="T11" style:family="text">
      <style:text-properties officeooo:rsid="0035e6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TML (Hyper Text Markup Language)</text:p>
      <text:p text:style-name="P4"/>
      <text:p text:style-name="P2"><text:span text:style-name="T5">B</text:span><text:span text:style-name="T4">lock-level </text:span><text:span text:style-name="T5">element:</text:span><text:span text:style-name="T3"> starting on a new line and taking up the full width available in their containing block.</text:span></text:p>
      <text:p text:style-name="P2"/>
      <text:p text:style-name="P5">Inline elements:<text:span text:style-name="T2"> These elements do not start on a new line and only occupy the space bounded by their tags.</text:span></text:p>
      <text:p text:style-name="P5"><text:span text:style-name="T2"/></text:p>
      <text:p text:style-name="P6">Global and Local Attributes: <text:span text:style-name="T2">Local attributes are specific to the element they are applied to, while global attributes can be used on any HTML element.</text:span></text:p>
      <text:p text:style-name="P1"/>
      <text:p text:style-name="P2">&lt;<text:span text:style-name="T1">h1&gt; to &lt;h6&gt;<text:tab/><text:tab/>-<text:tab/>Heading</text:span></text:p>
      <text:p text:style-name="P2">&lt;<text:span text:style-name="T6">p&gt;<text:tab/><text:tab/><text:tab/>-<text:tab/>Paragraph</text:span></text:p>
      <text:p text:style-name="P2">&lt;<text:span text:style-name="T7">hr /&gt;<text:tab/><text:tab/><text:tab/>-<text:tab/></text:span><text:span text:style-name="T8">H</text:span><text:span text:style-name="T7">orizontal rule</text:span></text:p>
      <text:p text:style-name="P2">&lt;<text:span text:style-name="T7">br /&gt;<text:tab/><text:tab/><text:tab/>-<text:tab/></text:span><text:span text:style-name="T8">B</text:span><text:span text:style-name="T7">reak</text:span></text:p>
      <text:p text:style-name="P2">&lt;<text:span text:style-name="T8">ol&gt;<text:tab/><text:tab/><text:tab/>-<text:tab/>Ordered list</text:span></text:p>
      <text:p text:style-name="P3">&lt;<text:span text:style-name="T8">ul&gt;<text:tab/><text:tab/><text:tab/>-<text:tab/>Un-ordered list</text:span></text:p>
      <text:p text:style-name="P3"><text:span text:style-name="T8">&lt;a </text:span><text:span text:style-name="T9">href=”...”</text:span><text:span text:style-name="T8">&gt;<text:tab/><text:tab/>-<text:tab/>Anchor (</text:span><text:span text:style-name="T10">h</text:span><text:span text:style-name="T8">yper-link)</text:span></text:p>
      <text:p text:style-name="P3">&lt;<text:span text:style-name="T11">img src=”...” /&gt;<text:tab/>-<text:tab/>Imag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4T12:42:17.571450451</meta:creation-date>
    <meta:generator>LibreOffice/7.3.7.2$Linux_X86_64 LibreOffice_project/30$Build-2</meta:generator>
    <dc:date>2024-03-06T17:14:38.761143114</dc:date>
    <meta:editing-duration>PT6H16M49S</meta:editing-duration>
    <meta:editing-cycles>12</meta:editing-cycles>
    <meta:document-statistic meta:table-count="0" meta:image-count="0" meta:object-count="0" meta:page-count="1" meta:paragraph-count="12" meta:word-count="103" meta:character-count="589" meta:non-whitespace-character-count="486"/>
  </office:meta>
</office:document-meta>
</file>